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7ba17" officeooo:paragraph-rsid="0017ba17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7ba17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961e8" officeooo:paragraph-rsid="001961e8"/>
    </style:style>
    <style:style style:name="T1" style:family="text">
      <style:text-properties officeooo:rsid="0017ba17"/>
    </style:style>
    <style:style style:name="T2" style:family="text">
      <style:text-properties style:font-name="Arial"/>
    </style:style>
    <style:style style:name="T3" style:family="text">
      <style:text-properties style:font-name="Arial" officeooo:rsid="0017ba17"/>
    </style:style>
    <style:style style:name="T4" style:family="text">
      <style:text-properties style:font-name="Arial" officeooo:rsid="001a4d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e und ihr Lösungen</text:p>
      <text:p text:style-name="P1"/>
      <text:p text:style-name="P2"><text:span text:style-name="T3">Während der Realisierung des Projekts sind wir auf mehrere Probleme gestoßen. Im Folgenden erläutern wir diese und wie wir sie letztlich gelöst haben.</text:span></text:p>
      <text:p text:style-name="P3"><text:span text:style-name="T3">Z</text:span><text:span text:style-name="T2">uerst </text:span><text:span text:style-name="T4">wollten wir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4T16:46:31.930000000</meta:creation-date>
    <meta:generator>LibreOffice/6.4.2.2$Windows_X86_64 LibreOffice_project/4e471d8c02c9c90f512f7f9ead8875b57fcb1ec3</meta:generator>
    <dc:date>2021-03-14T18:53:46.352000000</dc:date>
    <meta:editing-duration>PT1H26M56S</meta:editing-duration>
    <meta:editing-cycles>2</meta:editing-cycles>
    <meta:document-statistic meta:table-count="0" meta:image-count="0" meta:object-count="0" meta:page-count="1" meta:paragraph-count="3" meta:word-count="30" meta:character-count="194" meta:non-whitespace-character-count="166"/>
  </office:meta>
</office:document-meta>
</file>